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T5" style:parent-style-name="DefaultParagraphFont" style:family="text">
      <style:text-properties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P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8" style:parent-style-name="DefaultParagraphFont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<text:span text:style-name="T2">COMPOSER DRUPAL</text:span><text:line-break/><text:span text:style-name="T3">ACCEDERE</text:span><text:span text:style-name="T4">:</text:span><text:span text:style-name="T5"><text:line-break/></text:span><text:span text:style-name="T6">Entrare in ssh -&gt; cmd -&gt; ssh username@hostname</text:span></text:p>
      <text:p text:style-name="P7">INSTALLARE MODULO</text:p>
      <text:p text:style-name="Normal"><text:span text:style-name="T8">Sempre nella directory che contiene composer.js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5T14:08:00Z</meta:creation-date>
    <dc:date>2024-11-25T14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1" meta:character-count="140" meta:row-count="1" meta:non-whitespace-character-count="120"/>
  </office:meta>
</office:document-meta>
</file>